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2b530" officeooo:paragraph-rsid="0002b530"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5pt" style:text-underline-style="none" fo:font-weight="normal" officeooo:rsid="0002b530" officeooo:paragraph-rsid="0002b530"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none" fo:font-weight="normal" officeooo:rsid="00049805" officeooo:paragraph-rsid="00049805"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065c03" officeooo:paragraph-rsid="00065c03" style:font-size-asian="13.1000003814697pt" style:font-weight-asian="normal" style:font-size-complex="15pt" style:font-weight-complex="normal"/>
    </style:style>
    <style:style style:name="T1" style:family="text">
      <style:text-properties officeooo:rsid="000498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dicting Hospitable Planets</text:p>
      <text:p text:style-name="P1"/>
      <text:p text:style-name="P1"/>
      <text:p text:style-name="P2">In this project the goal was to predict whether the planet was hospitable or not. <text:span text:style-name="T1">A planet is termed as an exoplanet if it satisfies the conditions for human beings to inhabit it.</text:span> This was my final year project during my engineering degree. We built a machine learning model to complete this project. This was a project which had little to no data online and thus was a new territory for us. We decided to use the Kepler mission data for this project. The Kepler mission is a satellite which roams around the galaxy and collects data on planets or bodies around the galaxy. It uses light intensity to get features of a planet and this data is stored on the NASA website and is freely available. </text:p>
      <text:p text:style-name="P2"/>
      <text:p text:style-name="P2">After extracting the data from the website we had to study the features as we had very little domain knowledge in this field. There were over hundred features and we couldn't possibly use that many. After studying we cut down to close to 20 features. Furthermore using correlation matrix we settled at 15 features which were the most useful towards building the model. These features included size of the planet, distance from nearest star, orbital path, etc. <text:span text:style-name="T1">Now since the number of exoplanets were very low as compared to the non hospitable planets, we had to solve the bias issue the algorithm would have due to the ratio being very uneven. We used upsampling techniques to create new meaningful data of the lower class i.e the exoplanets. Using techniques such as SMOTE, we created new data and added it to the dataset. This data was created in such a way that it made sense in according to the current dataset.</text:span></text:p>
      <text:p text:style-name="P2"/>
      <text:p text:style-name="P3">After this we had to select the algorithms. We decided to use Logistic Regression, Support Vector Machine, K Nearest Neighbours , Naive Bayes and Random Forrest for this project. These were some of the most popular machine learning algorithms and they cover a wide variety of approaches to making predictions. We created the model using the dataset and trained it on these algorithms. To avoid bias inside the dataset, we used K fold cross validation to train the model and test it on different partitions of the dataset. Using this we saw the dataset is fairly stable and all the iterations give a similar output. </text:p>
      <text:p text:style-name="P4"/>
      <text:p text:style-name="P4">After tuning the parameters for the algorithms we checked for the accuracy and the F1 score. SVM and Naive Bayes performed the worst while Random Forrest performed the best. We also checked for overfitting as that can be an issue while using random Forrest. We got an accuracy of over 90% using Random Forrest.</text:p>
      <text:p text:style-name="P4"/>
      <text:p text:style-name="P4"><text:soft-page-break/><text:s/></text:p>
      <text:p text:style-name="P4"/>
      <text:p text:style-name="P4">This was definitely my biggest project in the field of Machine Learning. It went very well and we received very good grades by the project guide. We also faced a lot of challenges with the dataset and preprocessing it during the execution which helped us grow especially in the areas of domain research and handling imbalanced datasets. This project helped affirm my desire to work in this field and i decided to pursue a Masters degree to continue learning and growing.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9T21:01:55.084000000</meta:creation-date>
    <dc:date>2021-01-29T21:32:24.286000000</dc:date>
    <meta:editing-duration>PT9M19S</meta:editing-duration>
    <meta:editing-cycles>1</meta:editing-cycles>
    <meta:document-statistic meta:table-count="0" meta:image-count="0" meta:object-count="0" meta:page-count="2" meta:paragraph-count="7" meta:word-count="530" meta:character-count="3036" meta:non-whitespace-character-count="2508"/>
    <meta:generator>LibreOffice/6.3.3.2$Windows_X86_64 LibreOffice_project/a64200df03143b798afd1ec74a12ab50359878ed</meta:generator>
  </office:meta>
</office:document-meta>
</file>